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6" style:family="table-column">
      <style:table-column-properties fo:break-before="auto" style:column-width="22.8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6.4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8.71mm"/>
    </style:style>
    <style:style style:name="co15" style:family="table-column">
      <style:table-column-properties fo:break-before="auto" style:column-width="16.58mm"/>
    </style:style>
    <style:style style:name="co16" style:family="table-column">
      <style:table-column-properties fo:break-before="auto" style:column-width="11.52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04mm"/>
    </style:style>
    <style:style style:name="co20" style:family="table-column">
      <style:table-column-properties fo:break-before="auto" style:column-width="27.59mm"/>
    </style:style>
    <style:style style:name="co21" style:family="table-column">
      <style:table-column-properties fo:break-before="auto" style:column-width="29.76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27.04mm"/>
    </style:style>
    <style:style style:name="co24" style:family="table-column">
      <style:table-column-properties fo:break-before="auto" style:column-width="4.97mm"/>
    </style:style>
    <style:style style:name="co1" style:family="table-column">
      <style:table-column-properties fo:break-before="auto" style:column-width="13.97mm"/>
    </style:style>
    <style:style style:name="co27" style:family="table-column">
      <style:table-column-properties fo:break-before="auto" style:column-width="48.86mm"/>
    </style:style>
    <style:style style:name="co28" style:family="table-column">
      <style:table-column-properties fo:break-before="auto" style:column-width="27.27mm"/>
    </style:style>
    <style:style style:name="co29" style:family="table-column">
      <style:table-column-properties fo:break-before="auto" style:column-width="17.52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ff00"/>
    </style:style>
  </office:automatic-styles>
  <office:body>
    <office:spreadsheet>
      <table:calculation-settings table:automatic-find-labels="false"/>
      <table:table table:name="params" table:style-name="ta2">
        <office:forms form:automatic-focus="false" form:apply-design-mode="false"/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]/20.5048*100)&amp;&quot;pct-qsize&quot;&amp;[.V2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]/20.5048*100)&amp;&quot;pct-qsize&quot;&amp;[.V3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]/20.5048*100)&amp;&quot;pct-qsize&quot;&amp;[.V4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]/20.5048*100)&amp;&quot;pct-qsize&quot;&amp;[.V5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]/20.5048*100)&amp;&quot;pct-qsize&quot;&amp;[.V6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]/20.5048*100)&amp;&quot;pct-qsize&quot;&amp;[.V7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]/20.5048*100)&amp;&quot;pct-qsize&quot;&amp;[.V8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]/20.5048*100)&amp;&quot;pct-qsize&quot;&amp;[.V9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]/20.5048*100)&amp;&quot;pct-qsize&quot;&amp;[.V10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]/20.5048*100)&amp;&quot;pct-qsize&quot;&amp;[.V11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]/20.5048*100)&amp;&quot;pct-qsize&quot;&amp;[.V12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]/20.5048*100)&amp;&quot;pct-qsize&quot;&amp;[.V13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]/20.5048*100)&amp;&quot;pct-qsize&quot;&amp;[.V14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]/20.5048*100)&amp;&quot;pct-qsize&quot;&amp;[.V15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]/20.5048*100)&amp;&quot;pct-qsize&quot;&amp;[.V16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]/20.5048*100)&amp;&quot;pct-qsize&quot;&amp;[.V17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]/20.5048*100)&amp;&quot;pct-qsize&quot;&amp;[.V18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]/20.5048*100)&amp;&quot;pct-qsize&quot;&amp;[.V19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]/20.5048*100)&amp;&quot;pct-qsize&quot;&amp;[.V20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]/20.5048*100)&amp;&quot;pct-qsize&quot;&amp;[.V21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]/20.5048*100)&amp;&quot;pct-qsize&quot;&amp;[.V22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]/20.5048*100)&amp;&quot;pct-qsize&quot;&amp;[.V23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]/20.5048*100)&amp;&quot;pct-qsize&quot;&amp;[.V24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]/20.5048*100)&amp;&quot;pct-qsize&quot;&amp;[.V25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]/20.5048*100)&amp;&quot;pct-qsize&quot;&amp;[.V26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]/20.5048*100)&amp;&quot;pct-qsize&quot;&amp;[.V27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]/20.5048*100)&amp;&quot;pct-qsize&quot;&amp;[.V28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]/20.5048*100)&amp;&quot;pct-qsize&quot;&amp;[.V29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]/20.5048*100)&amp;&quot;pct-qsize&quot;&amp;[.V30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]/20.5048*100)&amp;&quot;pct-qsize&quot;&amp;[.V31]&amp;&quot;&quot;" office:value-type="string" office:string-value="RepAtt-Noise100pct-qsize1" calcext:value-type="string">
            <text:p>RepAtt-Noise10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]/20.5048*100)&amp;&quot;pct-qsize&quot;&amp;[.V32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]/20.5048*100)&amp;&quot;pct-qsize&quot;&amp;[.V33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]/20.5048*100)&amp;&quot;pct-qsize&quot;&amp;[.V34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]/20.5048*100)&amp;&quot;pct-qsize&quot;&amp;[.V35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6]/20.5048*100)&amp;&quot;pct-qsize&quot;&amp;[.V36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7]/20.5048*100)&amp;&quot;pct-qsize&quot;&amp;[.V37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8]/20.5048*100)&amp;&quot;pct-qsize&quot;&amp;[.V38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9]/20.5048*100)&amp;&quot;pct-qsize&quot;&amp;[.V39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0]/20.5048*100)&amp;&quot;pct-qsize&quot;&amp;[.V40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1]/20.5048*100)&amp;&quot;pct-qsize&quot;&amp;[.V41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2]/20.5048*100)&amp;&quot;pct-qsize&quot;&amp;[.V42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3]/20.5048*100)&amp;&quot;pct-qsize&quot;&amp;[.V43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4]/20.5048*100)&amp;&quot;pct-qsize&quot;&amp;[.V44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5]/20.5048*100)&amp;&quot;pct-qsize&quot;&amp;[.V45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6]/20.5048*100)&amp;&quot;pct-qsize&quot;&amp;[.V46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7]/20.5048*100)&amp;&quot;pct-qsize&quot;&amp;[.V47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8]/20.5048*100)&amp;&quot;pct-qsize&quot;&amp;[.V48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49]/20.5048*100)&amp;&quot;pct-qsize&quot;&amp;[.V49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0]/20.5048*100)&amp;&quot;pct-qsize&quot;&amp;[.V50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1]/20.5048*100)&amp;&quot;pct-qsize&quot;&amp;[.V51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2]/20.5048*100)&amp;&quot;pct-qsize&quot;&amp;[.V52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3]/20.5048*100)&amp;&quot;pct-qsize&quot;&amp;[.V53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4]/20.5048*100)&amp;&quot;pct-qsize&quot;&amp;[.V54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5]/20.5048*100)&amp;&quot;pct-qsize&quot;&amp;[.V55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6]/20.5048*100)&amp;&quot;pct-qsize&quot;&amp;[.V56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7]/20.5048*100)&amp;&quot;pct-qsize&quot;&amp;[.V57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8]/20.5048*100)&amp;&quot;pct-qsize&quot;&amp;[.V58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59]/20.5048*100)&amp;&quot;pct-qsize&quot;&amp;[.V59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0]/20.5048*100)&amp;&quot;pct-qsize&quot;&amp;[.V60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1]/20.5048*100)&amp;&quot;pct-qsize&quot;&amp;[.V61]&amp;&quot;&quot;" office:value-type="string" office:string-value="RepAtt-Noise50pct-qsize1" calcext:value-type="string">
            <text:p>RepAtt-Noise50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2]/20.5048*100)&amp;&quot;pct-qsize&quot;&amp;[.V62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3]/20.5048*100)&amp;&quot;pct-qsize&quot;&amp;[.V63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4]/20.5048*100)&amp;&quot;pct-qsize&quot;&amp;[.V64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5]/20.5048*100)&amp;&quot;pct-qsize&quot;&amp;[.V65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6]/20.5048*100)&amp;&quot;pct-qsize&quot;&amp;[.V66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7]/20.5048*100)&amp;&quot;pct-qsize&quot;&amp;[.V67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8]/20.5048*100)&amp;&quot;pct-qsize&quot;&amp;[.V68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69]/20.5048*100)&amp;&quot;pct-qsize&quot;&amp;[.V69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0]/20.5048*100)&amp;&quot;pct-qsize&quot;&amp;[.V70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1]/20.5048*100)&amp;&quot;pct-qsize&quot;&amp;[.V71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2]/20.5048*100)&amp;&quot;pct-qsize&quot;&amp;[.V72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3]/20.5048*100)&amp;&quot;pct-qsize&quot;&amp;[.V73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4]/20.5048*100)&amp;&quot;pct-qsize&quot;&amp;[.V74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5]/20.5048*100)&amp;&quot;pct-qsize&quot;&amp;[.V75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6]/20.5048*100)&amp;&quot;pct-qsize&quot;&amp;[.V76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7]/20.5048*100)&amp;&quot;pct-qsize&quot;&amp;[.V77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8]/20.5048*100)&amp;&quot;pct-qsize&quot;&amp;[.V78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79]/20.5048*100)&amp;&quot;pct-qsize&quot;&amp;[.V79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0]/20.5048*100)&amp;&quot;pct-qsize&quot;&amp;[.V80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1]/20.5048*100)&amp;&quot;pct-qsize&quot;&amp;[.V81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2]/20.5048*100)&amp;&quot;pct-qsize&quot;&amp;[.V82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3]/20.5048*100)&amp;&quot;pct-qsize&quot;&amp;[.V83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4]/20.5048*100)&amp;&quot;pct-qsize&quot;&amp;[.V84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5]/20.5048*100)&amp;&quot;pct-qsize&quot;&amp;[.V85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6]/20.5048*100)&amp;&quot;pct-qsize&quot;&amp;[.V86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7]/20.5048*100)&amp;&quot;pct-qsize&quot;&amp;[.V87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8]/20.5048*100)&amp;&quot;pct-qsize&quot;&amp;[.V88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89]/20.5048*100)&amp;&quot;pct-qsize&quot;&amp;[.V89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0]/20.5048*100)&amp;&quot;pct-qsize&quot;&amp;[.V90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1]/20.5048*100)&amp;&quot;pct-qsize&quot;&amp;[.V91]&amp;&quot;&quot;" office:value-type="string" office:string-value="RepAtt-Noise25pct-qsize1" calcext:value-type="string">
            <text:p>RepAtt-Noise25pct-qsize1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2]/20.5048*100)&amp;&quot;pct-qsize&quot;&amp;[.V9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3]/20.5048*100)&amp;&quot;pct-qsize&quot;&amp;[.V9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4]/20.5048*100)&amp;&quot;pct-qsize&quot;&amp;[.V9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5]/20.5048*100)&amp;&quot;pct-qsize&quot;&amp;[.V9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6]/20.5048*100)&amp;&quot;pct-qsize&quot;&amp;[.V9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7]/20.5048*100)&amp;&quot;pct-qsize&quot;&amp;[.V9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8]/20.5048*100)&amp;&quot;pct-qsize&quot;&amp;[.V9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99]/20.5048*100)&amp;&quot;pct-qsize&quot;&amp;[.V9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0]/20.5048*100)&amp;&quot;pct-qsize&quot;&amp;[.V10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1]/20.5048*100)&amp;&quot;pct-qsize&quot;&amp;[.V10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2]/20.5048*100)&amp;&quot;pct-qsize&quot;&amp;[.V10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3]/20.5048*100)&amp;&quot;pct-qsize&quot;&amp;[.V10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4]/20.5048*100)&amp;&quot;pct-qsize&quot;&amp;[.V10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5]/20.5048*100)&amp;&quot;pct-qsize&quot;&amp;[.V10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6]/20.5048*100)&amp;&quot;pct-qsize&quot;&amp;[.V10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7]/20.5048*100)&amp;&quot;pct-qsize&quot;&amp;[.V10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8]/20.5048*100)&amp;&quot;pct-qsize&quot;&amp;[.V10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09]/20.5048*100)&amp;&quot;pct-qsize&quot;&amp;[.V10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0]/20.5048*100)&amp;&quot;pct-qsize&quot;&amp;[.V11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1]/20.5048*100)&amp;&quot;pct-qsize&quot;&amp;[.V11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2]/20.5048*100)&amp;&quot;pct-qsize&quot;&amp;[.V112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3]/20.5048*100)&amp;&quot;pct-qsize&quot;&amp;[.V113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4]/20.5048*100)&amp;&quot;pct-qsize&quot;&amp;[.V114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5]/20.5048*100)&amp;&quot;pct-qsize&quot;&amp;[.V115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6]/20.5048*100)&amp;&quot;pct-qsize&quot;&amp;[.V116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7]/20.5048*100)&amp;&quot;pct-qsize&quot;&amp;[.V117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8]/20.5048*100)&amp;&quot;pct-qsize&quot;&amp;[.V118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19]/20.5048*100)&amp;&quot;pct-qsize&quot;&amp;[.V119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0]/20.5048*100)&amp;&quot;pct-qsize&quot;&amp;[.V120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1]/20.5048*100)&amp;&quot;pct-qsize&quot;&amp;[.V121]&amp;&quot;&quot;" office:value-type="string" office:string-value="RepAtt-Noise100pct-qsize40" calcext:value-type="string">
            <text:p>RepAtt-Noise10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2]/20.5048*100)&amp;&quot;pct-qsize&quot;&amp;[.V122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3]/20.5048*100)&amp;&quot;pct-qsize&quot;&amp;[.V123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4]/20.5048*100)&amp;&quot;pct-qsize&quot;&amp;[.V124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5]/20.5048*100)&amp;&quot;pct-qsize&quot;&amp;[.V125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6]/20.5048*100)&amp;&quot;pct-qsize&quot;&amp;[.V126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7]/20.5048*100)&amp;&quot;pct-qsize&quot;&amp;[.V127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8]/20.5048*100)&amp;&quot;pct-qsize&quot;&amp;[.V128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29]/20.5048*100)&amp;&quot;pct-qsize&quot;&amp;[.V129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0]/20.5048*100)&amp;&quot;pct-qsize&quot;&amp;[.V130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1]/20.5048*100)&amp;&quot;pct-qsize&quot;&amp;[.V131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2]/20.5048*100)&amp;&quot;pct-qsize&quot;&amp;[.V132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3]/20.5048*100)&amp;&quot;pct-qsize&quot;&amp;[.V133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4]/20.5048*100)&amp;&quot;pct-qsize&quot;&amp;[.V134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5]/20.5048*100)&amp;&quot;pct-qsize&quot;&amp;[.V135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6]/20.5048*100)&amp;&quot;pct-qsize&quot;&amp;[.V136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7]/20.5048*100)&amp;&quot;pct-qsize&quot;&amp;[.V137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8]/20.5048*100)&amp;&quot;pct-qsize&quot;&amp;[.V138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39]/20.5048*100)&amp;&quot;pct-qsize&quot;&amp;[.V139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0]/20.5048*100)&amp;&quot;pct-qsize&quot;&amp;[.V140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1]/20.5048*100)&amp;&quot;pct-qsize&quot;&amp;[.V141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2]/20.5048*100)&amp;&quot;pct-qsize&quot;&amp;[.V142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3]/20.5048*100)&amp;&quot;pct-qsize&quot;&amp;[.V143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4]/20.5048*100)&amp;&quot;pct-qsize&quot;&amp;[.V144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5]/20.5048*100)&amp;&quot;pct-qsize&quot;&amp;[.V145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6]/20.5048*100)&amp;&quot;pct-qsize&quot;&amp;[.V146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7]/20.5048*100)&amp;&quot;pct-qsize&quot;&amp;[.V147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8]/20.5048*100)&amp;&quot;pct-qsize&quot;&amp;[.V148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49]/20.5048*100)&amp;&quot;pct-qsize&quot;&amp;[.V149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0]/20.5048*100)&amp;&quot;pct-qsize&quot;&amp;[.V150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1]/20.5048*100)&amp;&quot;pct-qsize&quot;&amp;[.V151]&amp;&quot;&quot;" office:value-type="string" office:string-value="RepAtt-Noise50pct-qsize40" calcext:value-type="string">
            <text:p>RepAtt-Noise50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2]/20.5048*100)&amp;&quot;pct-qsize&quot;&amp;[.V152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3]/20.5048*100)&amp;&quot;pct-qsize&quot;&amp;[.V153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4]/20.5048*100)&amp;&quot;pct-qsize&quot;&amp;[.V154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5]/20.5048*100)&amp;&quot;pct-qsize&quot;&amp;[.V155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6]/20.5048*100)&amp;&quot;pct-qsize&quot;&amp;[.V156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7]/20.5048*100)&amp;&quot;pct-qsize&quot;&amp;[.V157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8]/20.5048*100)&amp;&quot;pct-qsize&quot;&amp;[.V158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59]/20.5048*100)&amp;&quot;pct-qsize&quot;&amp;[.V159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0]/20.5048*100)&amp;&quot;pct-qsize&quot;&amp;[.V160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1]/20.5048*100)&amp;&quot;pct-qsize&quot;&amp;[.V161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2]/20.5048*100)&amp;&quot;pct-qsize&quot;&amp;[.V162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3]/20.5048*100)&amp;&quot;pct-qsize&quot;&amp;[.V163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4]/20.5048*100)&amp;&quot;pct-qsize&quot;&amp;[.V164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5]/20.5048*100)&amp;&quot;pct-qsize&quot;&amp;[.V165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6]/20.5048*100)&amp;&quot;pct-qsize&quot;&amp;[.V166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7]/20.5048*100)&amp;&quot;pct-qsize&quot;&amp;[.V167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8]/20.5048*100)&amp;&quot;pct-qsize&quot;&amp;[.V168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69]/20.5048*100)&amp;&quot;pct-qsize&quot;&amp;[.V169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0]/20.5048*100)&amp;&quot;pct-qsize&quot;&amp;[.V170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1]/20.5048*100)&amp;&quot;pct-qsize&quot;&amp;[.V171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2]/20.5048*100)&amp;&quot;pct-qsize&quot;&amp;[.V172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3]/20.5048*100)&amp;&quot;pct-qsize&quot;&amp;[.V173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4]/20.5048*100)&amp;&quot;pct-qsize&quot;&amp;[.V174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5]/20.5048*100)&amp;&quot;pct-qsize&quot;&amp;[.V175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6]/20.5048*100)&amp;&quot;pct-qsize&quot;&amp;[.V176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7]/20.5048*100)&amp;&quot;pct-qsize&quot;&amp;[.V177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8]/20.5048*100)&amp;&quot;pct-qsize&quot;&amp;[.V178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79]/20.5048*100)&amp;&quot;pct-qsize&quot;&amp;[.V179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0]/20.5048*100)&amp;&quot;pct-qsize&quot;&amp;[.V180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1]/20.5048*100)&amp;&quot;pct-qsize&quot;&amp;[.V181]&amp;&quot;&quot;" office:value-type="string" office:string-value="RepAtt-Noise25pct-qsize40" calcext:value-type="string">
            <text:p>RepAtt-Noise25pct-qsize4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40"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2]/20.5048*100)&amp;&quot;pct-qsize&quot;&amp;[.V182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3]/20.5048*100)&amp;&quot;pct-qsize&quot;&amp;[.V183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4]/20.5048*100)&amp;&quot;pct-qsize&quot;&amp;[.V184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5]/20.5048*100)&amp;&quot;pct-qsize&quot;&amp;[.V185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6]/20.5048*100)&amp;&quot;pct-qsize&quot;&amp;[.V186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7]/20.5048*100)&amp;&quot;pct-qsize&quot;&amp;[.V187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8]/20.5048*100)&amp;&quot;pct-qsize&quot;&amp;[.V188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89]/20.5048*100)&amp;&quot;pct-qsize&quot;&amp;[.V189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0]/20.5048*100)&amp;&quot;pct-qsize&quot;&amp;[.V190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1]/20.5048*100)&amp;&quot;pct-qsize&quot;&amp;[.V191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2]/20.5048*100)&amp;&quot;pct-qsize&quot;&amp;[.V192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3]/20.5048*100)&amp;&quot;pct-qsize&quot;&amp;[.V193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4]/20.5048*100)&amp;&quot;pct-qsize&quot;&amp;[.V194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5]/20.5048*100)&amp;&quot;pct-qsize&quot;&amp;[.V195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6]/20.5048*100)&amp;&quot;pct-qsize&quot;&amp;[.V196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7]/20.5048*100)&amp;&quot;pct-qsize&quot;&amp;[.V197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8]/20.5048*100)&amp;&quot;pct-qsize&quot;&amp;[.V198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199]/20.5048*100)&amp;&quot;pct-qsize&quot;&amp;[.V199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0]/20.5048*100)&amp;&quot;pct-qsize&quot;&amp;[.V200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1]/20.5048*100)&amp;&quot;pct-qsize&quot;&amp;[.V201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2]/20.5048*100)&amp;&quot;pct-qsize&quot;&amp;[.V202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3]/20.5048*100)&amp;&quot;pct-qsize&quot;&amp;[.V203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4]/20.5048*100)&amp;&quot;pct-qsize&quot;&amp;[.V204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5]/20.5048*100)&amp;&quot;pct-qsize&quot;&amp;[.V205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6]/20.5048*100)&amp;&quot;pct-qsize&quot;&amp;[.V206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7]/20.5048*100)&amp;&quot;pct-qsize&quot;&amp;[.V207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8]/20.5048*100)&amp;&quot;pct-qsize&quot;&amp;[.V208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09]/20.5048*100)&amp;&quot;pct-qsize&quot;&amp;[.V209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0]/20.5048*100)&amp;&quot;pct-qsize&quot;&amp;[.V210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1]/20.5048*100)&amp;&quot;pct-qsize&quot;&amp;[.V211]&amp;&quot;&quot;" office:value-type="string" office:string-value="RepAtt-Noise100pct-qsize80" calcext:value-type="string">
            <text:p>RepAtt-Noise10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2]/20.5048*100)&amp;&quot;pct-qsize&quot;&amp;[.V212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3]/20.5048*100)&amp;&quot;pct-qsize&quot;&amp;[.V213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4]/20.5048*100)&amp;&quot;pct-qsize&quot;&amp;[.V214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5]/20.5048*100)&amp;&quot;pct-qsize&quot;&amp;[.V215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6]/20.5048*100)&amp;&quot;pct-qsize&quot;&amp;[.V216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7]/20.5048*100)&amp;&quot;pct-qsize&quot;&amp;[.V217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8]/20.5048*100)&amp;&quot;pct-qsize&quot;&amp;[.V218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19]/20.5048*100)&amp;&quot;pct-qsize&quot;&amp;[.V219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0]/20.5048*100)&amp;&quot;pct-qsize&quot;&amp;[.V220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1]/20.5048*100)&amp;&quot;pct-qsize&quot;&amp;[.V221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2]/20.5048*100)&amp;&quot;pct-qsize&quot;&amp;[.V222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3]/20.5048*100)&amp;&quot;pct-qsize&quot;&amp;[.V223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4]/20.5048*100)&amp;&quot;pct-qsize&quot;&amp;[.V224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5]/20.5048*100)&amp;&quot;pct-qsize&quot;&amp;[.V225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6]/20.5048*100)&amp;&quot;pct-qsize&quot;&amp;[.V226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7]/20.5048*100)&amp;&quot;pct-qsize&quot;&amp;[.V227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8]/20.5048*100)&amp;&quot;pct-qsize&quot;&amp;[.V228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29]/20.5048*100)&amp;&quot;pct-qsize&quot;&amp;[.V229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0]/20.5048*100)&amp;&quot;pct-qsize&quot;&amp;[.V230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1]/20.5048*100)&amp;&quot;pct-qsize&quot;&amp;[.V231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2]/20.5048*100)&amp;&quot;pct-qsize&quot;&amp;[.V232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3]/20.5048*100)&amp;&quot;pct-qsize&quot;&amp;[.V233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4]/20.5048*100)&amp;&quot;pct-qsize&quot;&amp;[.V234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5]/20.5048*100)&amp;&quot;pct-qsize&quot;&amp;[.V235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6]/20.5048*100)&amp;&quot;pct-qsize&quot;&amp;[.V236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7]/20.5048*100)&amp;&quot;pct-qsize&quot;&amp;[.V237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8]/20.5048*100)&amp;&quot;pct-qsize&quot;&amp;[.V238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39]/20.5048*100)&amp;&quot;pct-qsize&quot;&amp;[.V239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0]/20.5048*100)&amp;&quot;pct-qsize&quot;&amp;[.V240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1]/20.5048*100)&amp;&quot;pct-qsize&quot;&amp;[.V241]&amp;&quot;&quot;" office:value-type="string" office:string-value="RepAtt-Noise50pct-qsize80" calcext:value-type="string">
            <text:p>RepAtt-Noise50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2]/20.5048*100)&amp;&quot;pct-qsize&quot;&amp;[.V242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3]/20.5048*100)&amp;&quot;pct-qsize&quot;&amp;[.V243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4]/20.5048*100)&amp;&quot;pct-qsize&quot;&amp;[.V244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5]/20.5048*100)&amp;&quot;pct-qsize&quot;&amp;[.V245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6]/20.5048*100)&amp;&quot;pct-qsize&quot;&amp;[.V246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7]/20.5048*100)&amp;&quot;pct-qsize&quot;&amp;[.V247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8]/20.5048*100)&amp;&quot;pct-qsize&quot;&amp;[.V248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49]/20.5048*100)&amp;&quot;pct-qsize&quot;&amp;[.V249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0]/20.5048*100)&amp;&quot;pct-qsize&quot;&amp;[.V250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1]/20.5048*100)&amp;&quot;pct-qsize&quot;&amp;[.V251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2]/20.5048*100)&amp;&quot;pct-qsize&quot;&amp;[.V252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3]/20.5048*100)&amp;&quot;pct-qsize&quot;&amp;[.V253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4]/20.5048*100)&amp;&quot;pct-qsize&quot;&amp;[.V254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5]/20.5048*100)&amp;&quot;pct-qsize&quot;&amp;[.V255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6]/20.5048*100)&amp;&quot;pct-qsize&quot;&amp;[.V256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7]/20.5048*100)&amp;&quot;pct-qsize&quot;&amp;[.V257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8]/20.5048*100)&amp;&quot;pct-qsize&quot;&amp;[.V258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59]/20.5048*100)&amp;&quot;pct-qsize&quot;&amp;[.V259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0]/20.5048*100)&amp;&quot;pct-qsize&quot;&amp;[.V260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1]/20.5048*100)&amp;&quot;pct-qsize&quot;&amp;[.V261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2]/20.5048*100)&amp;&quot;pct-qsize&quot;&amp;[.V262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3]/20.5048*100)&amp;&quot;pct-qsize&quot;&amp;[.V263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4]/20.5048*100)&amp;&quot;pct-qsize&quot;&amp;[.V264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5]/20.5048*100)&amp;&quot;pct-qsize&quot;&amp;[.V265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6]/20.5048*100)&amp;&quot;pct-qsize&quot;&amp;[.V266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7]/20.5048*100)&amp;&quot;pct-qsize&quot;&amp;[.V267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8]/20.5048*100)&amp;&quot;pct-qsize&quot;&amp;[.V268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69]/20.5048*100)&amp;&quot;pct-qsize&quot;&amp;[.V269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0]/20.5048*100)&amp;&quot;pct-qsize&quot;&amp;[.V270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1]/20.5048*100)&amp;&quot;pct-qsize&quot;&amp;[.V271]&amp;&quot;&quot;" office:value-type="string" office:string-value="RepAtt-Noise25pct-qsize80" calcext:value-type="string">
            <text:p>RepAtt-Noise25pct-qsize8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80"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2]/20.5048*100)&amp;&quot;pct-qsize&quot;&amp;[.V272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3]/20.5048*100)&amp;&quot;pct-qsize&quot;&amp;[.V273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4]/20.5048*100)&amp;&quot;pct-qsize&quot;&amp;[.V274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5]/20.5048*100)&amp;&quot;pct-qsize&quot;&amp;[.V275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6]/20.5048*100)&amp;&quot;pct-qsize&quot;&amp;[.V276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7]/20.5048*100)&amp;&quot;pct-qsize&quot;&amp;[.V277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8]/20.5048*100)&amp;&quot;pct-qsize&quot;&amp;[.V278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79]/20.5048*100)&amp;&quot;pct-qsize&quot;&amp;[.V279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0]/20.5048*100)&amp;&quot;pct-qsize&quot;&amp;[.V280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1]/20.5048*100)&amp;&quot;pct-qsize&quot;&amp;[.V281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2]/20.5048*100)&amp;&quot;pct-qsize&quot;&amp;[.V282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3]/20.5048*100)&amp;&quot;pct-qsize&quot;&amp;[.V283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4]/20.5048*100)&amp;&quot;pct-qsize&quot;&amp;[.V284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5]/20.5048*100)&amp;&quot;pct-qsize&quot;&amp;[.V285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6]/20.5048*100)&amp;&quot;pct-qsize&quot;&amp;[.V286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7]/20.5048*100)&amp;&quot;pct-qsize&quot;&amp;[.V287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8]/20.5048*100)&amp;&quot;pct-qsize&quot;&amp;[.V288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89]/20.5048*100)&amp;&quot;pct-qsize&quot;&amp;[.V289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0]/20.5048*100)&amp;&quot;pct-qsize&quot;&amp;[.V290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1]/20.5048*100)&amp;&quot;pct-qsize&quot;&amp;[.V291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2]/20.5048*100)&amp;&quot;pct-qsize&quot;&amp;[.V292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3]/20.5048*100)&amp;&quot;pct-qsize&quot;&amp;[.V293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4]/20.5048*100)&amp;&quot;pct-qsize&quot;&amp;[.V294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5]/20.5048*100)&amp;&quot;pct-qsize&quot;&amp;[.V295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6]/20.5048*100)&amp;&quot;pct-qsize&quot;&amp;[.V296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7]/20.5048*100)&amp;&quot;pct-qsize&quot;&amp;[.V297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8]/20.5048*100)&amp;&quot;pct-qsize&quot;&amp;[.V298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299]/20.5048*100)&amp;&quot;pct-qsize&quot;&amp;[.V299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0]/20.5048*100)&amp;&quot;pct-qsize&quot;&amp;[.V300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1]/20.5048*100)&amp;&quot;pct-qsize&quot;&amp;[.V301]&amp;&quot;&quot;" office:value-type="string" office:string-value="RepAtt-Noise100pct-qsize120" calcext:value-type="string">
            <text:p>RepAtt-Noise10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2]/20.5048*100)&amp;&quot;pct-qsize&quot;&amp;[.V302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3]/20.5048*100)&amp;&quot;pct-qsize&quot;&amp;[.V303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4]/20.5048*100)&amp;&quot;pct-qsize&quot;&amp;[.V304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5]/20.5048*100)&amp;&quot;pct-qsize&quot;&amp;[.V305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6]/20.5048*100)&amp;&quot;pct-qsize&quot;&amp;[.V306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7]/20.5048*100)&amp;&quot;pct-qsize&quot;&amp;[.V307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8]/20.5048*100)&amp;&quot;pct-qsize&quot;&amp;[.V308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09]/20.5048*100)&amp;&quot;pct-qsize&quot;&amp;[.V309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0]/20.5048*100)&amp;&quot;pct-qsize&quot;&amp;[.V310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1]/20.5048*100)&amp;&quot;pct-qsize&quot;&amp;[.V311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2]/20.5048*100)&amp;&quot;pct-qsize&quot;&amp;[.V312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3]/20.5048*100)&amp;&quot;pct-qsize&quot;&amp;[.V313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4]/20.5048*100)&amp;&quot;pct-qsize&quot;&amp;[.V314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5]/20.5048*100)&amp;&quot;pct-qsize&quot;&amp;[.V315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6]/20.5048*100)&amp;&quot;pct-qsize&quot;&amp;[.V316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7]/20.5048*100)&amp;&quot;pct-qsize&quot;&amp;[.V317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8]/20.5048*100)&amp;&quot;pct-qsize&quot;&amp;[.V318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19]/20.5048*100)&amp;&quot;pct-qsize&quot;&amp;[.V319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0]/20.5048*100)&amp;&quot;pct-qsize&quot;&amp;[.V320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1]/20.5048*100)&amp;&quot;pct-qsize&quot;&amp;[.V321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2]/20.5048*100)&amp;&quot;pct-qsize&quot;&amp;[.V322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3]/20.5048*100)&amp;&quot;pct-qsize&quot;&amp;[.V323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4]/20.5048*100)&amp;&quot;pct-qsize&quot;&amp;[.V324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5]/20.5048*100)&amp;&quot;pct-qsize&quot;&amp;[.V325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6]/20.5048*100)&amp;&quot;pct-qsize&quot;&amp;[.V326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7]/20.5048*100)&amp;&quot;pct-qsize&quot;&amp;[.V327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8]/20.5048*100)&amp;&quot;pct-qsize&quot;&amp;[.V328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29]/20.5048*100)&amp;&quot;pct-qsize&quot;&amp;[.V329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0]/20.5048*100)&amp;&quot;pct-qsize&quot;&amp;[.V330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1]/20.5048*100)&amp;&quot;pct-qsize&quot;&amp;[.V331]&amp;&quot;&quot;" office:value-type="string" office:string-value="RepAtt-Noise50pct-qsize120" calcext:value-type="string">
            <text:p>RepAtt-Noise50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5" office:value-type="float" office:value="10.2524" calcext:value-type="float">
            <text:p>10.2524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2]/20.5048*100)&amp;&quot;pct-qsize&quot;&amp;[.V332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3]/20.5048*100)&amp;&quot;pct-qsize&quot;&amp;[.V333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4]/20.5048*100)&amp;&quot;pct-qsize&quot;&amp;[.V334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5]/20.5048*100)&amp;&quot;pct-qsize&quot;&amp;[.V335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6]/20.5048*100)&amp;&quot;pct-qsize&quot;&amp;[.V336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7]/20.5048*100)&amp;&quot;pct-qsize&quot;&amp;[.V337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8]/20.5048*100)&amp;&quot;pct-qsize&quot;&amp;[.V338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39]/20.5048*100)&amp;&quot;pct-qsize&quot;&amp;[.V339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0]/20.5048*100)&amp;&quot;pct-qsize&quot;&amp;[.V340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1]/20.5048*100)&amp;&quot;pct-qsize&quot;&amp;[.V341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2]/20.5048*100)&amp;&quot;pct-qsize&quot;&amp;[.V342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3]/20.5048*100)&amp;&quot;pct-qsize&quot;&amp;[.V343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4]/20.5048*100)&amp;&quot;pct-qsize&quot;&amp;[.V344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5]/20.5048*100)&amp;&quot;pct-qsize&quot;&amp;[.V345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6]/20.5048*100)&amp;&quot;pct-qsize&quot;&amp;[.V346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7]/20.5048*100)&amp;&quot;pct-qsize&quot;&amp;[.V347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8]/20.5048*100)&amp;&quot;pct-qsize&quot;&amp;[.V348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49]/20.5048*100)&amp;&quot;pct-qsize&quot;&amp;[.V349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0]/20.5048*100)&amp;&quot;pct-qsize&quot;&amp;[.V350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1]/20.5048*100)&amp;&quot;pct-qsize&quot;&amp;[.V351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2]/20.5048*100)&amp;&quot;pct-qsize&quot;&amp;[.V352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3]/20.5048*100)&amp;&quot;pct-qsize&quot;&amp;[.V353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4]/20.5048*100)&amp;&quot;pct-qsize&quot;&amp;[.V354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5]/20.5048*100)&amp;&quot;pct-qsize&quot;&amp;[.V355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6]/20.5048*100)&amp;&quot;pct-qsize&quot;&amp;[.V356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7]/20.5048*100)&amp;&quot;pct-qsize&quot;&amp;[.V357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8]/20.5048*100)&amp;&quot;pct-qsize&quot;&amp;[.V358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59]/20.5048*100)&amp;&quot;pct-qsize&quot;&amp;[.V359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60]/20.5048*100)&amp;&quot;pct-qsize&quot;&amp;[.V360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&quot;RepAtt-Noise&quot;&amp;INT([.U361]/20.5048*100)&amp;&quot;pct-qsize&quot;&amp;[.V361]&amp;&quot;&quot;" office:value-type="string" office:string-value="RepAtt-Noise25pct-qsize120" calcext:value-type="string">
            <text:p>RepAtt-Noise25pct-qsize120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.283185307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office:value-type="float" office:value="299.1795" calcext:value-type="float">
            <text:p>299.1795</text:p>
          </table:table-cell>
          <table:table-cell office:value-type="float" office:value="48.1824" calcext:value-type="float">
            <text:p>48.1824</text:p>
          </table:table-cell>
          <table:table-cell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*0.25" office:value-type="float" office:value="5.1262" calcext:value-type="float">
            <text:p>5.1262</text:p>
          </table:table-cell>
          <table:table-cell table:formula="of:=120" office:value-type="float" office:value="120" calcext:value-type="float">
            <text:p>12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table:formula="of:=5"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linear" table:style-name="ta1">
        <table:table-column table:style-name="co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line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el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table table:name="params-noi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_model</text:p>
          </table:table-cell>
          <table:table-cell office:value-type="string" calcext:value-type="string">
            <text:p>nei_sensing</text:p>
          </table:table-cell>
          <table:table-cell office:value-type="string" calcext:value-type="string">
            <text:p>lit_sensing</text:p>
          </table:table-cell>
          <table:table-cell office:value-type="string" calcext:value-type="string">
            <text:p>FoV</text:p>
          </table:table-cell>
          <table:table-cell office:value-type="string" calcext:value-type="string">
            <text:p>rVel</text:p>
          </table:table-cell>
          <table:table-cell office:value-type="string" calcext:value-type="string">
            <text:p>turn_prob</text:p>
          </table:table-cell>
          <table:table-cell office:value-type="string" calcext:value-type="string">
            <text:p>turn_prob_max</text:p>
          </table:table-cell>
          <table:table-cell office:value-type="string" calcext:value-type="string">
            <text:p>turn_prob_min</text:p>
          </table:table-cell>
          <table:table-cell office:value-type="string" calcext:value-type="string">
            <text:p>abandon_prob</text:p>
          </table:table-cell>
          <table:table-cell office:value-type="string" calcext:value-type="string">
            <text:p>picking_lit_du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umax</text:p>
          </table:table-cell>
          <table:table-cell office:value-type="string" calcext:value-type="string">
            <text:p>n_stddev</text:p>
          </table:table-cell>
          <table:table-cell office:value-type="string" calcext:value-type="string">
            <text:p>n_mea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noise_mean</text:p>
          </table:table-cell>
          <table:table-cell office:value-type="string" calcext:value-type="string">
            <text:p>noise_std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escape_dist</text:p>
          </table:table-cell>
          <table:table-cell office:value-type="string" calcext:value-type="string">
            <text:p>call_scale_mult</text:p>
          </table:table-cell>
          <table:table-cell office:value-type="string" calcext:value-type="string">
            <text:p>call_scale_div</text:p>
          </table:table-cell>
          <table:table-cell office:value-type="string" calcext:value-type="string">
            <text:p>lit_threshold</text:p>
          </table:table-cell>
          <table:table-cell office:value-type="string" calcext:value-type="string">
            <text:p>repel_scale_mult</text:p>
          </table:table-cell>
          <table:table-cell office:value-type="string" calcext:value-type="string">
            <text:p>repel_scale_div</text:p>
          </table:table-cell>
          <table:table-cell office:value-type="string" calcext:value-type="string">
            <text:p>log_rate</text:p>
          </table:table-cell>
          <table:table-cell office:value-type="string" calcext:value-type="string">
            <text:p>max_step_siz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W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R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pAtt-2rp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3.1415926536*2" office:value-type="float" office:value="6.2831853072" calcext:value-type="float">
            <text:p>6.283185307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707963268" calcext:value-type="float">
            <text:p>1.5707963268</text:p>
          </table:table-cell>
          <table:table-cell office:value-type="float" office:value="3.1415926536" calcext:value-type="float">
            <text:p>3.1415926536</text:p>
          </table:table-cell>
          <table:table-cell table:formula="of:=299.1795" office:value-type="float" office:value="299.1795" calcext:value-type="float">
            <text:p>299.1795</text:p>
          </table:table-cell>
          <table:table-cell table:formula="of:=48.1824" office:value-type="float" office:value="48.1824" calcext:value-type="float">
            <text:p>48.1824</text:p>
          </table:table-cell>
          <table:table-cell table:formula="of:=0.1039" office:value-type="float" office:value="0.1039" calcext:value-type="float">
            <text:p>0.1039</text:p>
          </table:table-cell>
          <table:table-cell table:formula="of:=-0.8989" office:value-type="float" office:value="-0.8989" calcext:value-type="float">
            <text:p>-0.8989</text:p>
          </table:table-cell>
          <table:table-cell table:formula="of:=20.5048" office:value-type="float" office:value="20.5048" calcext:value-type="float">
            <text:p>20.50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23:22:32.96815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9T23:45:12.479040772</dc:date>
    <meta:editing-duration>PT3H18M14S</meta:editing-duration>
    <meta:editing-cycles>33</meta:editing-cycles>
    <meta:generator>LibreOffice/5.1.6.2$Linux_X86_64 LibreOffice_project/10m0$Build-2</meta:generator>
    <meta:document-statistic meta:table-count="4" meta:cell-count="22444" meta:object-count="0"/>
  </office:meta>
</office:document-meta>
</file>